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fo:font-size="10pt" officeooo:paragraph-rsid="013e2db8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8a088d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2pt" officeooo:rsid="071fbdaf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officeooo:rsid="018a088d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1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7"><draw:custom-shape text:anchor-type="paragraph" draw:z-index="0" draw:name="Shape1" draw:style-name="gr1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43"><text:s/><text:span text:style-name="T14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7">လက်မှတ်</text:p>
            <text:p text:style-name="P68">အမည်</text:p>
            <text:p text:style-name="P68">တာဝန်</text:p>
            <text:p text:style-name="P68">နိုင်ငံသားစိစစ်ရေးကတ်ပြားအမှတ်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11543424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115413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53830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53881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115370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11546752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2"/>
      <table:table table:name="Table8" table:style-name="Table8">
        <table:table-column table:style-name="Table8.A"/>
        <table:table-row table:style-name="TableLine3196010417616">
          <table:table-cell table:style-name="Table8.A1" office:value-type="string">
            <text:p text:style-name="P56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21:15.321000000</dc:date>
    <meta:editing-duration>P1DT6H51M38S</meta:editing-duration>
    <meta:editing-cycles>788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